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*0</text:p>
          </table:table-cell>
          <table:table-cell office:value-type="string" calcext:value-type="string">
            <text:p>1*5</text:p>
          </table:table-cell>
          <table:table-cell office:value-type="string" calcext:value-type="string">
            <text:p>1*10</text:p>
          </table:table-cell>
          <table:table-cell office:value-type="string" calcext:value-type="string">
            <text:p>1*15</text:p>
          </table:table-cell>
          <table:table-cell office:value-type="string" calcext:value-type="string">
            <text:p>1*0</text:p>
          </table:table-cell>
          <table:table-cell office:value-type="string" calcext:value-type="string">
            <text:p>1*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*3</text:p>
          </table:table-cell>
          <table:table-cell office:value-type="string" calcext:value-type="string">
            <text:p>5*2</text:p>
          </table:table-cell>
          <table:table-cell office:value-type="string" calcext:value-type="string">
            <text:p>5*1</text:p>
          </table:table-cell>
          <table:table-cell office:value-type="string" calcext:value-type="string">
            <text:p>5*0</text:p>
          </table:table-cell>
          <table:table-cell office:value-type="string" calcext:value-type="string">
            <text:p>5*1</text:p>
          </table:table-cell>
          <table:table-cell office:value-type="string" calcext:value-type="string">
            <text:p>5*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10*1</text:p>
          </table:table-cell>
          <table:table-cell table:number-columns-repeated="2" office:value-type="string" calcext:value-type="string">
            <text:p>10*2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*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*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*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*1</text:p>
          </table:table-cell>
          <table:table-cell office:value-type="string" calcext:value-type="string">
            <text:p>25*0</text:p>
          </table:table-cell>
          <table:table-cell table:number-columns-repeated="1021"/>
        </table:table-row>
      </table:table>
      <table:table table:name="Sheet2" table:style-name="ta1">
        <table:table-column table:style-name="co1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0</text:p>
          </table:table-cell>
          <table:table-cell office:value-type="string" calcext:value-type="string">
            <text:p>1*2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1</text:p>
          </table:table-cell>
          <table:table-cell office:value-type="string" calcext:value-type="string">
            <text:p>1*2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2</text:p>
          </table:table-cell>
          <table:table-cell office:value-type="string" calcext:value-type="string">
            <text:p>1*1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3</text:p>
          </table:table-cell>
          <table:table-cell office:value-type="string" calcext:value-type="string">
            <text:p>1*1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4</text:p>
          </table:table-cell>
          <table:table-cell office:value-type="string" calcext:value-type="string">
            <text:p>1*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5</text:p>
          </table:table-cell>
          <table:table-cell office:value-type="string" calcext:value-type="string">
            <text:p>1*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1</text:p>
          </table:table-cell>
          <table:table-cell office:value-type="string" calcext:value-type="string">
            <text:p>5*0</text:p>
          </table:table-cell>
          <table:table-cell office:value-type="string" calcext:value-type="string">
            <text:p>1*1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1</text:p>
          </table:table-cell>
          <table:table-cell office:value-type="string" calcext:value-type="string">
            <text:p>5*1</text:p>
          </table:table-cell>
          <table:table-cell office:value-type="string" calcext:value-type="string">
            <text:p>1*1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1</text:p>
          </table:table-cell>
          <table:table-cell office:value-type="string" calcext:value-type="string">
            <text:p>5*2</text:p>
          </table:table-cell>
          <table:table-cell office:value-type="string" calcext:value-type="string">
            <text:p>1*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1</text:p>
          </table:table-cell>
          <table:table-cell office:value-type="string" calcext:value-type="string">
            <text:p>5*3</text:p>
          </table:table-cell>
          <table:table-cell office:value-type="string" calcext:value-type="string">
            <text:p>1*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2</text:p>
          </table:table-cell>
          <table:table-cell office:value-type="string" calcext:value-type="string">
            <text:p>5*0</text:p>
          </table:table-cell>
          <table:table-cell office:value-type="string" calcext:value-type="string">
            <text:p>1*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0</text:p>
          </table:table-cell>
          <table:table-cell office:value-type="string" calcext:value-type="string">
            <text:p>10*2</text:p>
          </table:table-cell>
          <table:table-cell office:value-type="string" calcext:value-type="string">
            <text:p>5*1</text:p>
          </table:table-cell>
          <table:table-cell office:value-type="string" calcext:value-type="string">
            <text:p>1*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*1</text:p>
          </table:table-cell>
          <table:table-cell office:value-type="string" calcext:value-type="string">
            <text:p>10*0</text:p>
          </table:table-cell>
          <table:table-cell office:value-type="string" calcext:value-type="string">
            <text:p>5*0</text:p>
          </table:table-cell>
          <table:table-cell office:value-type="string" calcext:value-type="string">
            <text:p>1*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ult = 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7*0</text:p>
          </table:table-cell>
          <table:table-cell table:style-name="ce4" office:value-type="string" calcext:value-type="string">
            <text:p>3*0</text:p>
          </table:table-cell>
          <table:table-cell table:style-name="ce4" office:value-type="string" calcext:value-type="string">
            <text:p>2*6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7*0</text:p>
          </table:table-cell>
          <table:table-cell table:style-name="Default" office:value-type="string" calcext:value-type="string">
            <text:p>3*2</text:p>
          </table:table-cell>
          <table:table-cell table:style-name="Default" office:value-type="string" calcext:value-type="string">
            <text:p>2*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7*0</text:p>
          </table:table-cell>
          <table:table-cell table:style-name="Default" office:value-type="string" calcext:value-type="string">
            <text:p>3*4</text:p>
          </table:table-cell>
          <table:table-cell table:style-name="Default" office:value-type="string" calcext:value-type="string">
            <text:p>2*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7*1</text:p>
          </table:table-cell>
          <table:table-cell table:style-name="Default" office:value-type="string" calcext:value-type="string">
            <text:p>3*1</text:p>
          </table:table-cell>
          <table:table-cell table:style-name="Default" office:value-type="string" calcext:value-type="string">
            <text:p>2*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IF([.A1]=25;&quot;true&quot;;&quot;false&quot;)" office:value-type="string" office:string-value="false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formula="of:=IF([.C1]+[.A1]=25;&quot;TRUE&quot;;&quot;FALSE&quot;)" office:value-type="string" office:string-value="FALSE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2]=25;&quot;true&quot;;&quot;false&quot;)" office:value-type="string" office:string-value="false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formula="of:=IF([.C2]+[.A2]=25;&quot;TRUE&quot;;&quot;FALSE&quot;)" office:value-type="string" office:string-value="FALSE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3]=25;&quot;true&quot;;&quot;false&quot;)" office:value-type="string" office:string-value="false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table:formula="of:=IF([.C3]+[.A3]=25;&quot;TRUE&quot;;&quot;FALSE&quot;)" office:value-type="string" office:string-value="FALSE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4]=25;&quot;true&quot;;&quot;false&quot;)" office:value-type="string" office:string-value="false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formula="of:=IF([.C4]+[.A4]=25;&quot;TRUE&quot;;&quot;FALSE&quot;)" office:value-type="string" office:string-value="FALSE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5]=25;&quot;true&quot;;&quot;false&quot;)" office:value-type="string" office:string-value="false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table:formula="of:=IF([.C5]+[.A5]=25;&quot;TRUE&quot;;&quot;FALSE&quot;)" office:value-type="string" office:string-value="FALSE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6]=25;&quot;true&quot;;&quot;false&quot;)" office:value-type="string" office:string-value="false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table:formula="of:=IF([.C6]+[.A6]=25;&quot;TRUE&quot;;&quot;FALSE&quot;)" office:value-type="string" office:string-value="FALSE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7]=25;&quot;true&quot;;&quot;false&quot;)" office:value-type="string" office:string-value="false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table:formula="of:=IF([.C7]+[.A7]=25;&quot;TRUE&quot;;&quot;FALSE&quot;)" office:value-type="string" office:string-value="FALSE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8]=25;&quot;true&quot;;&quot;false&quot;)" office:value-type="string" office:string-value="false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formula="of:=IF([.C8]+[.A8]=25;&quot;TRUE&quot;;&quot;FALSE&quot;)" office:value-type="string" office:string-value="FALSE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]=25;&quot;true&quot;;&quot;false&quot;)" office:value-type="string" office:string-value="false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formula="of:=IF([.C9]+[.A9]=25;&quot;TRUE&quot;;&quot;FALSE&quot;)" office:value-type="string" office:string-value="FALSE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]=25;&quot;true&quot;;&quot;false&quot;)" office:value-type="string" office:string-value="false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table:formula="of:=IF([.C10]+[.A10]=25;&quot;TRUE&quot;;&quot;FALSE&quot;)" office:value-type="string" office:string-value="FALSE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1]=25;&quot;true&quot;;&quot;false&quot;)" office:value-type="string" office:string-value="false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formula="of:=IF([.C11]+[.A11]=25;&quot;TRUE&quot;;&quot;FALSE&quot;)" office:value-type="string" office:string-value="FALSE" calcext:value-type="string">
            <text:p>FALS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2]=25;&quot;true&quot;;&quot;false&quot;)" office:value-type="string" office:string-value="false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table:formula="of:=IF([.C12]+[.A12]=25;&quot;TRUE&quot;;&quot;FALSE&quot;)" office:value-type="string" office:string-value="FALSE" calcext:value-type="string">
            <text:p>FALS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3]=25;&quot;true&quot;;&quot;false&quot;)" office:value-type="string" office:string-value="false" calcext:value-type="string">
            <text:p>false</text:p>
          </table:table-cell>
          <table:table-cell office:value-type="float" office:value="65" calcext:value-type="float">
            <text:p>65</text:p>
          </table:table-cell>
          <table:table-cell table:formula="of:=IF([.C13]+[.A13]=25;&quot;TRUE&quot;;&quot;FALSE&quot;)" office:value-type="string" office:string-value="FALSE" calcext:value-type="string">
            <text:p>FALS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4]=25;&quot;true&quot;;&quot;false&quot;)" office:value-type="string" office:string-value="false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table:formula="of:=IF([.C14]+[.A14]=25;&quot;TRUE&quot;;&quot;FALSE&quot;)" office:value-type="string" office:string-value="FALSE" calcext:value-type="string">
            <text:p>FALS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5]=25;&quot;true&quot;;&quot;false&quot;)" office:value-type="string" office:string-value="false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table:formula="of:=IF([.C15]+[.A15]=25;&quot;TRUE&quot;;&quot;FALSE&quot;)" office:value-type="string" office:string-value="FALSE" calcext:value-type="string">
            <text:p>FALS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6]=25;&quot;true&quot;;&quot;false&quot;)" office:value-type="string" office:string-value="false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table:formula="of:=IF([.C16]+[.A16]=25;&quot;TRUE&quot;;&quot;FALSE&quot;)" office:value-type="string" office:string-value="FALSE" calcext:value-type="string">
            <text:p>FALS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7]=25;&quot;true&quot;;&quot;false&quot;)" office:value-type="string" office:string-value="false" calcext:value-type="string">
            <text:p>false</text:p>
          </table:table-cell>
          <table:table-cell office:value-type="float" office:value="85" calcext:value-type="float">
            <text:p>85</text:p>
          </table:table-cell>
          <table:table-cell table:formula="of:=IF([.C17]+[.A17]=25;&quot;TRUE&quot;;&quot;FALSE&quot;)" office:value-type="string" office:string-value="FALSE" calcext:value-type="string">
            <text:p>FALS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8]=25;&quot;true&quot;;&quot;false&quot;)" office:value-type="string" office:string-value="false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 table:formula="of:=IF([.C18]+[.A18]=25;&quot;TRUE&quot;;&quot;FALSE&quot;)" office:value-type="string" office:string-value="FALSE" calcext:value-type="string">
            <text:p>FALS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19]=25;&quot;true&quot;;&quot;false&quot;)" office:value-type="string" office:string-value="false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table:formula="of:=IF([.C19]+[.A19]=25;&quot;TRUE&quot;;&quot;FALSE&quot;)" office:value-type="string" office:string-value="FALSE" calcext:value-type="string">
            <text:p>FALS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0]=25;&quot;true&quot;;&quot;false&quot;)" office:value-type="string" office:string-value="false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table:formula="of:=IF([.C20]+[.A20]=25;&quot;TRUE&quot;;&quot;FALSE&quot;)" office:value-type="string" office:string-value="FALSE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1]=25;&quot;true&quot;;&quot;false&quot;)" office:value-type="string" office:string-value="false" calcext:value-type="string">
            <text:p>false</text:p>
          </table:table-cell>
          <table:table-cell office:value-type="float" office:value="105" calcext:value-type="float">
            <text:p>105</text:p>
          </table:table-cell>
          <table:table-cell table:formula="of:=IF([.C21]+[.A21]=25;&quot;TRUE&quot;;&quot;FALSE&quot;)" office:value-type="string" office:string-value="FALSE" calcext:value-type="string">
            <text:p>FALS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2]=25;&quot;true&quot;;&quot;false&quot;)" office:value-type="string" office:string-value="false" calcext:value-type="string">
            <text:p>false</text:p>
          </table:table-cell>
          <table:table-cell office:value-type="float" office:value="110" calcext:value-type="float">
            <text:p>110</text:p>
          </table:table-cell>
          <table:table-cell table:formula="of:=IF([.C22]+[.A22]=25;&quot;TRUE&quot;;&quot;FALSE&quot;)" office:value-type="string" office:string-value="FALSE" calcext:value-type="string">
            <text:p>FALS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3]=25;&quot;true&quot;;&quot;false&quot;)" office:value-type="string" office:string-value="false" calcext:value-type="string">
            <text:p>false</text:p>
          </table:table-cell>
          <table:table-cell office:value-type="float" office:value="115" calcext:value-type="float">
            <text:p>115</text:p>
          </table:table-cell>
          <table:table-cell table:formula="of:=IF([.C23]+[.A23]=25;&quot;TRUE&quot;;&quot;FALSE&quot;)" office:value-type="string" office:string-value="FALSE" calcext:value-type="string">
            <text:p>FALS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4]=25;&quot;true&quot;;&quot;false&quot;)" office:value-type="string" office:string-value="false" calcext:value-type="string">
            <text:p>false</text:p>
          </table:table-cell>
          <table:table-cell office:value-type="float" office:value="120" calcext:value-type="float">
            <text:p>120</text:p>
          </table:table-cell>
          <table:table-cell table:formula="of:=IF([.C24]+[.A24]=25;&quot;TRUE&quot;;&quot;FALSE&quot;)" office:value-type="string" office:string-value="FALSE" calcext:value-type="string">
            <text:p>FALS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25]=25;&quot;true&quot;;&quot;false&quot;)" office:value-type="string" office:string-value="true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table:formula="of:=IF([.C25]+[.A25]=25;&quot;TRUE&quot;;&quot;FALSE&quot;)" office:value-type="string" office:string-value="FALSE" calcext:value-type="string">
            <text:p>FALS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25" calcext:value-type="float">
            <text:p>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8:54:14.326747623</meta:creation-date>
    <dc:date>2019-12-22T01:52:25.156998384</dc:date>
    <meta:editing-duration>PT5H16M54S</meta:editing-duration>
    <meta:editing-cycles>24</meta:editing-cycles>
    <meta:generator>LibreOffice/6.0.7.3$Linux_X86_64 LibreOffice_project/00m0$Build-3</meta:generator>
    <meta:document-statistic meta:table-count="3" meta:cell-count="278" meta:object-count="0"/>
  </office:meta>
</office:document-meta>
</file>